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 fo:min-height="3.417cm" fo:min-width="3.231cm"/>
    </style:style>
    <style:style style:name="gr2" style:family="graphic" style:parent-style-name="standard">
      <style:graphic-properties draw:stroke="dash" draw:stroke-dash="Fine_20_Dashed" svg:stroke-width="0.1cm" svg:stroke-color="#999999" draw:marker-start-width="0.5cm" draw:marker-end-width="0.5cm" draw:fill="none" draw:fill-color="#cccccc" draw:textarea-horizontal-align="justify" draw:textarea-vertical-align="middle" draw:auto-grow-height="false" fo:min-height="3.655cm" fo:min-width="3.475cm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width="0.1cm" svg:stroke-color="#999999" draw:marker-start-width="0.5cm" draw:marker-end-width="0.5cm" draw:fill="none" draw:fill-color="#cccccc" draw:textarea-horizontal-align="justify" draw:textarea-vertical-align="middle" draw:auto-grow-height="false" fo:min-height="3.654cm" fo:min-width="3.475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33cc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ff3366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975cm"/>
    </style:style>
    <style:style style:name="gr7" style:family="graphic" style:parent-style-name="standard">
      <style:graphic-properties draw:stroke="none" svg:stroke-color="#000000" draw:fill="none" draw:fill-color="#ffffff" fo:min-height="1.974cm"/>
    </style:style>
    <style:style style:name="P1" style:family="paragraph">
      <style:paragraph-properties fo:text-align="center"/>
    </style:style>
    <style:style style:name="P2" style:family="paragraph">
      <style:text-properties fo:color="#ff3366" fo:font-size="26pt" fo:font-weight="bold" style:font-size-asian="26pt" style:font-weight-asian="bold" style:font-size-complex="26pt" style:font-weight-complex="bold"/>
    </style:style>
    <style:style style:name="P3" style:family="paragraph">
      <style:text-properties fo:color="#33cc66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3366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33cc66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75cm" svg:height="5.185cm" svg:x="6.825cm" svg:y="5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761cm" svg:height="5.663cm" svg:x="1.7cm" svg:y="15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761cm" svg:height="5.662cm" svg:x="9.33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4cm" svg:y1="1.4cm" svg:x2="9.371cm" svg:y2="4.9cm">
          <text:p/>
        </draw:line>
        <draw:line draw:style-name="gr5" draw:text-style-name="P1" draw:layer="layout" svg:x1="7.4cm" svg:y1="10.351cm" svg:x2="5.378cm" svg:y2="14.8cm">
          <text:p/>
        </draw:line>
        <draw:line draw:style-name="gr5" draw:text-style-name="P1" draw:layer="layout" svg:x1="10.614cm" svg:y1="10.8cm" svg:x2="11.6cm" svg:y2="14.9cm">
          <text:p/>
        </draw:line>
        <draw:frame draw:style-name="gr6" draw:text-style-name="P2" draw:layer="layout" svg:width="5.056cm" svg:height="2.225cm" svg:x="11.8cm" svg:y="11.4cm">
          <draw:text-box>
            <text:p text:style-name="P2"><text:span text:style-name="T1">Props</text:span></text:p>
          </draw:text-box>
        </draw:frame>
        <draw:frame draw:style-name="gr7" draw:text-style-name="P3" draw:layer="layout" svg:width="5.056cm" svg:height="2.224cm" svg:x="5.944cm" svg:y="1.82cm">
          <draw:text-box>
            <text:p text:style-name="P3"><text:span text:style-name="T2">Pro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Knight</meta:initial-creator>
    <meta:creation-date>2015-03-23T22:21:25.670558102</meta:creation-date>
    <dc:date>2015-03-23T23:02:57.559977884</dc:date>
    <dc:creator>Robert Knight</dc:creator>
    <meta:editing-duration>PT25M20S</meta:editing-duration>
    <meta:editing-cycles>8</meta:editing-cycles>
    <meta:generator>LibreOffice/4.3.3.2$Linux_X86_64 LibreOffice_project/430m0$Build-2</meta:generator>
    <meta:document-statistic meta:object-count="8"/>
  </office:meta>
</office:document-meta>
</file>